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83.9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71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TOSSIM buil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RadioCountToLed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RadioSenseToLed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aseStation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Glow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SimpleBlink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serial/TestSerial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Oscilloscop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owerup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PPSniff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arbiters/TestFcfsArbit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arbiters/TestRoundRobinArbiter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AntiTheft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BaseStation15.4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CoapBlip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CoapPpp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apps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base/Platform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radio/Ieee154Bare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jennic-tests/serial/TestPrintf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HHell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ultihopOscilloscopeLqi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MViz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PppRouter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UDPEch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CPEcho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Blink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p() not d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blip/TestLinkLoca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Need ‘PrintfUART.h’ and ‘lib6lowpan/ip.h’ </text:p>
          </table:table-cell>
          <table:table-cell/>
          <table:table-cell office:value-type="string" calcext:value-type="string">
            <text:p>BLIP 2.0 is a reimplementation of IPv6 in TinyOS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cc2420/LplBroadcastCountToLed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CountToLedsAppC.nc:69: no match</text:p>
          </table:table-cell>
          <table:table-cell/>
          <table:table-cell office:value-type="string" calcext:value-type="string">
            <text:p>This is a low power listening version of RadioCountToLeds,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LplBroadcastPeriodicDeliver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PeriodicAppC.nc:59: no match</text:p>
          </table:table-cell>
          <table:table-cell/>
          <table:table-cell office:value-type="string" calcext:value-type="string">
            <text:p>This app sends a message from Transmitter node to AM_BROADCAST_ADDR and waits 1000 ms between each </text:p>
            <text:p>delivery so the Rx mote's radio shuts back off and has to redetect to receive the next Message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LplUnicastPeriodicDeliver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PeriodicAppC.nc:59: no match</text:p>
          </table:table-cell>
          <table:table-cell/>
          <table:table-cell office:value-type="string" calcext:value-type="string">
            <text:p>This app sends a message from Transmitter node to the recevier node and waits 1000 ms between each </text:p>
            <text:p>delivery so the Rx mote's radio shuts back off and has to redetect to receive the next message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RssiToSerial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Install this application to one node, connected to the computer.</text:p>
            <text:p>The node will measure the environmental RSSI from the CC2420 and sending those readings over the serial port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Acks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In short, Leds 1&amp;2 should be toggling the majority of the time, until the other receiver</text:p>
            <text:p>stops receiving packets by turning off or moving out of ran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cc2420/TestPacketLink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Test the effectiveness of the PacketLink layer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Security/BaseStat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aseStationC.nc:102: no match</text:p>
          </table:table-cell>
          <table:table-cell/>
          <table:table-cell office:value-type="string" calcext:value-type="string">
            <text:p>This application is a modification to the RadioCountToLeds/</text:p>
            <text:p>application with CC2420 security features added to outgoing packets. The packets are decrypted at the receiver node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estSecurity/RadioCountToLeds1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CountToLedsAppC.nc:65: no match</text:p>
          </table:table-cell>
          <table:table-cell/>
          <table:table-cell office:value-type="string" calcext:value-type="string">
            <text:p>This application is a modification to the RadioCountToLeds/</text:p>
            <text:p>application with CC2420 security features added to outgoing packets. The packets are decrypted at the receiver node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cc2420/TxThroughput</text:p>
          </table:table-cell>
          <table:table-cell office:value-type="string" calcext:value-type="string">
            <text:p>success</text:p>
          </table:table-cell>
          <table:table-cell table:number-columns-repeated="3"/>
          <table:table-cell office:value-type="string" calcext:value-type="string">
            <text:p>This application is used more for characterization rather than a test.</text:p>
            <text:p>It measures the maximum radio throughput using the largest message payload size, and does not use low power listening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Basestatio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application is similar</text:p>
            <text:p>with GoldenImage, but it includes the basestation behavior by using the CFLAGS=-DDELUGE_BASESTATION flag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Blink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application serves two purposes. First, it contains two test cases for Deluge T2: testing base station functionality and network-wide </text:p>
            <text:p>reprogramming. Second, it is a sample application referenced in the Deluge T2 wiki page to illustrate some of the basics in reprogramming. 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deluge/GoldenImag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application is similar to Null, but it includes Deluge T2. The Makefile includes the</text:p>
            <text:p>DELUGE_LIGHT_BASESTATION flag to allow the nodes to be pinged using tos-deluge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deluge/SerialBlink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This is a sample application for Deluge T2. The program blinks and sends a serial message every second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HAL/TestTDA5250Control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PacketSerializ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UARTPhy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/TestUARTPhyWithModes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Tda5250Control not fou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eyesIFX/RadioCountToFlash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orageVolumes.h: No such file or directory</text:p>
          </table:table-cell>
          <table:table-cell/>
          <table:table-cell office:value-type="string" calcext:value-type="string">
            <text:p>RadioCountToLeds maintains a 1Hz counter and broadcsts its value repeatedly. A RadioCountToLeds node that hears a counter writes the counter to the flash. </text:p>
            <text:p>After LOG_LENGTH (default = 16) successful receiptions the previously stored counters are read from the flash with a delay of 100ms between each read. </text:p>
            <text:p>The bottom three bits are displayed on the LEDs. This application tests the coexistance between the radio and the flash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eyesIFX/Tim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TimerC.nc:62: no m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LinkBench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enchmarkCoreC.nc:63: no match</text:p>
          </table:table-cell>
          <table:table-cell/>
          <table:table-cell office:value-type="string" calcext:value-type="string">
            <text:p>This application's main goal is to provide a universal framework that is able to conduct reproducible tests/benchmarks in order to analyze and measure </text:p>
            <text:p>The radio-communication generated by the applied benchmark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ica2/AD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ADCC.nc:53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ica2/mts30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0/Adc12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Msp430Adc12.h: No such file or dire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0/AdcSimple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0/BlinkMSP43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BlinkC.nc:10: n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msp432/TestGPIO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interface HplMsp432Gpio not fou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mts300/PhotoTemp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Atm128AdcC.nc:74: no match</text:p>
          </table:table-cell>
          <table:table-cell/>
          <table:table-cell office:value-type="string" calcext:value-type="string">
            <text:p>This is a hacked version of the Oscilloscope application which simultaneously samples the PhotoC and TempC sensors of the mts300 to</text:p>
            <text:p>ensure that arbitration is working correctly. Compile and run it like the usual Oscilloscope application. The output normally looks like</text:p>
            <text:p>sawteeth because it consists of alternating light and temperature values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mts400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tddef.h: No such file or directory</text:p>
          </table:table-cell>
          <table:table-cell/>
          <table:table-cell office:value-type="string" calcext:value-type="string">
            <text:p>In this application, the Accel202C sensor is sampled first in the X and then in the Y direction. In the next step, the Intersema5534C sensor is sampled, </text:p>
            <text:p>and the read values are stored in an array. The first element is the temperature and the second is the pressure. </text:p>
            <text:p>After this, the SensirionSht11C sensor is sampled, where the raw temperature and then humidity data is read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NxFloa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syntax error before `nx_float'</text:p>
          </table:table-cell>
          <table:table-cell/>
          <table:table-cell office:value-type="string" calcext:value-type="string">
            <text:p>NxFloat is a version of the TestSerial application modified to use floating point numbers. It tests communication over the serial port</text:p>
            <text:p>and nx_float support. The java application sends packets to the serial port at 1Hz: the packet contains an incrementing counter. When the</text:p>
            <text:p>mote application receives a counter packet, it displays the bottom three bits on its LEDs.</text:p>
          </table:table-cell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RadioStress</text:p>
          </table:table-cell>
          <table:table-cell office:value-type="string" calcext:value-type="string">
            <text:p>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os-main</text:p>
          </table:table-cell>
          <table:table-cell office:value-type="string" calcext:value-type="string">
            <text:p>tests/rfxlink/RadioSniffer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adioSnifferC.nc:48: no m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rfxlink/TestPacketTimeSync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java error : cannot find symbol</text:p>
          </table:table-cell>
          <table:table-cell/>
          <table:table-cell office:value-type="string" calcext:value-type="string">
            <text:p>The test setup consists of a pinger node (programmed with node id 1), one or more ponger nodes, and a base station. The test application operates as follows: </text:p>
            <text:p>The pinger node periodically sends out ping messages using the TimeSyncAMSend interface.</text:p>
          </table:table-cell>
        </table:table-row>
        <table:table-row table:style-name="ro3">
          <table:table-cell office:value-type="string" calcext:value-type="string">
            <text:p>tinyos-main</text:p>
          </table:table-cell>
          <table:table-cell office:value-type="string" calcext:value-type="string">
            <text:p>tests/rfxlink/TestTimeStamping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java error : cannot find symbol</text:p>
          </table:table-cell>
          <table:table-cell/>
          <table:table-cell office:value-type="string" calcext:value-type="string">
            <text:p>The TestTimeStamping component verifies the time stamping precision of the radio stack. You need to program 3 motes with node ids: 0, 1 and 2.</text:p>
            <text:p>Start them. The yellow (LED1) is toggled if the mote is sending a message, the green (LED2) is toggled if the mote is receiving a message, and</text:p>
            <text:p>the red (LED0) is toggled if there is some error.</text:p>
          </table:table-cell>
        </table:table-row>
        <table:table-row table:style-name="ro2">
          <table:table-cell office:value-type="string" calcext:value-type="string">
            <text:p>tinyos-main</text:p>
          </table:table-cell>
          <table:table-cell office:value-type="string" calcext:value-type="string">
            <text:p>tests/rfxlink/TestTransmit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TestRadioDriverC.nc:48: no match</text:p>
          </table:table-cell>
          <table:table-cell/>
          <table:table-cell office:value-type="string" calcext:value-type="string">
            <text:p>This application sends a very short message (2 bytes) every 2 millisec without checking for other traffic. We want to test if the radio driver</text:p>
            <text:p>locks up because we want to transmit while receiving another messag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00:22:45.893852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17:37:40.654710915</meta:creation-date>
    <dc:date>2019-12-10T00:52:04.245626288</dc:date>
    <meta:editing-duration>PT3H15M56S</meta:editing-duration>
    <meta:editing-cycles>63</meta:editing-cycles>
    <meta:generator>LibreOffice/6.3.3.2.0$Linux_X86_64 LibreOffice_project/30$Build-2</meta:generator>
    <meta:document-statistic meta:table-count="1" meta:cell-count="255" meta:object-count="0"/>
  </office:meta>
</office:document-meta>
</file>